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589in" svg:y="4.5665in">
            <draw:object draw:notify-on-update-of-ranges="Sheet1.A1:Sheet1.A1 Sheet1.A2:Sheet1.A23 Sheet1.L1:Sheet1.L1 Sheet1.L2:Sheet1.L23 Sheet1.O1:Sheet1.O1 Sheet1.O2:Sheet1.O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<text:s/>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office:value-type="float" office:value="320">
            <text:p>320</text:p>
          </table:table-cell>
          <table:table-cell office:value-type="float" office:value="640">
            <text:p>640</text:p>
          </table:table-cell>
          <table:table-cell office:value-type="float" office:value="1280">
            <text:p>1280</text:p>
          </table:table-cell>
          <table:table-cell office:value-type="float" office:value="2560">
            <text:p>2560</text:p>
          </table:table-cell>
          <table:table-cell office:value-type="float" office:value="5120">
            <text:p>5120</text:p>
          </table:table-cell>
          <table:table-cell office:value-type="float" office:value="10240">
            <text:p>10240</text:p>
          </table:table-cell>
          <table:table-cell office:value-type="string">
            <text:p><text:s/></text:p>
          </table:table-cell>
          <table:table-cell/>
          <table:table-cell office:value-type="float" office:value="10240">
            <text:p>10240</text:p>
          </table:table-cell>
        </table:table-row>
        <table:table-row table:style-name="ro1">
          <table:table-cell office:value-type="float" office:value="0.001">
            <text:p>0.001</text:p>
          </table:table-cell>
          <table:table-cell office:value-type="float" office:value="0.0000017971">
            <text:p>1.7971E-006</text:p>
          </table:table-cell>
          <table:table-cell office:value-type="float" office:value="0.0000032786">
            <text:p>3.2786E-006</text:p>
          </table:table-cell>
          <table:table-cell office:value-type="float" office:value="0.00000608915">
            <text:p>6.08915E-006</text:p>
          </table:table-cell>
          <table:table-cell office:value-type="float" office:value="0.0000125449">
            <text:p>1.25449E-005</text:p>
          </table:table-cell>
          <table:table-cell office:value-type="float" office:value="0.0000253897">
            <text:p>2.53897E-005</text:p>
          </table:table-cell>
          <table:table-cell office:value-type="float" office:value="0.0000460266">
            <text:p>4.60266E-005</text:p>
          </table:table-cell>
          <table:table-cell office:value-type="float" office:value="0.000106266">
            <text:p>0.000106266</text:p>
          </table:table-cell>
          <table:table-cell office:value-type="float" office:value="0.000209005">
            <text:p>0.000209005</text:p>
          </table:table-cell>
          <table:table-cell office:value-type="float" office:value="0.0015535">
            <text:p>0.0015535</text:p>
          </table:table-cell>
          <table:table-cell office:value-type="float" office:value="0.00462483">
            <text:p>0.00462483</text:p>
          </table:table-cell>
          <table:table-cell office:value-type="float" office:value="0.0129226">
            <text:p>0.0129226</text:p>
          </table:table-cell>
          <table:table-cell office:value-type="string">
            <text:p><text:s/></text:p>
          </table:table-cell>
          <table:table-cell/>
          <table:table-cell office:value-type="float" office:value="0.0126203">
            <text:p>0.0126203</text:p>
          </table:table-cell>
        </table:table-row>
        <table:table-row table:style-name="ro1">
          <table:table-cell office:value-type="float" office:value="0.051">
            <text:p>0.051</text:p>
          </table:table-cell>
          <table:table-cell office:value-type="float" office:value="0.00000097025">
            <text:p>9.7025E-007</text:p>
          </table:table-cell>
          <table:table-cell office:value-type="float" office:value="0.0000036622">
            <text:p>3.6622E-006</text:p>
          </table:table-cell>
          <table:table-cell office:value-type="float" office:value="0.0000168184">
            <text:p>1.68184E-005</text:p>
          </table:table-cell>
          <table:table-cell office:value-type="float" office:value="0.0000446276">
            <text:p>4.46276E-005</text:p>
          </table:table-cell>
          <table:table-cell office:value-type="float" office:value="0.000086765">
            <text:p>0.000086765</text:p>
          </table:table-cell>
          <table:table-cell office:value-type="float" office:value="0.000205777">
            <text:p>0.000205777</text:p>
          </table:table-cell>
          <table:table-cell office:value-type="float" office:value="0.000564502">
            <text:p>0.000564502</text:p>
          </table:table-cell>
          <table:table-cell office:value-type="float" office:value="0.00173019">
            <text:p>0.00173019</text:p>
          </table:table-cell>
          <table:table-cell office:value-type="float" office:value="0.0059405">
            <text:p>0.0059405</text:p>
          </table:table-cell>
          <table:table-cell office:value-type="float" office:value="0.0194114">
            <text:p>0.0194114</text:p>
          </table:table-cell>
          <table:table-cell office:value-type="float" office:value="0.0670569">
            <text:p>0.0670569</text:p>
          </table:table-cell>
          <table:table-cell office:value-type="string">
            <text:p><text:s/></text:p>
          </table:table-cell>
          <table:table-cell/>
          <table:table-cell office:value-type="float" office:value="0.0688624">
            <text:p>0.0688624</text:p>
          </table:table-cell>
        </table:table-row>
        <table:table-row table:style-name="ro1">
          <table:table-cell office:value-type="float" office:value="0.101">
            <text:p>0.101</text:p>
          </table:table-cell>
          <table:table-cell office:value-type="float" office:value="0.00000229645">
            <text:p>2.29645E-006</text:p>
          </table:table-cell>
          <table:table-cell office:value-type="float" office:value="0.00000754245">
            <text:p>7.54245E-006</text:p>
          </table:table-cell>
          <table:table-cell office:value-type="float" office:value="0.0000159815">
            <text:p>1.59815E-005</text:p>
          </table:table-cell>
          <table:table-cell office:value-type="float" office:value="0.0000447789">
            <text:p>4.47789E-005</text:p>
          </table:table-cell>
          <table:table-cell office:value-type="float" office:value="0.0000944933">
            <text:p>9.44933E-005</text:p>
          </table:table-cell>
          <table:table-cell office:value-type="float" office:value="0.000294502">
            <text:p>0.000294502</text:p>
          </table:table-cell>
          <table:table-cell office:value-type="float" office:value="0.000777938">
            <text:p>0.000777938</text:p>
          </table:table-cell>
          <table:table-cell office:value-type="float" office:value="0.00250146">
            <text:p>0.00250146</text:p>
          </table:table-cell>
          <table:table-cell office:value-type="float" office:value="0.00877485">
            <text:p>0.00877485</text:p>
          </table:table-cell>
          <table:table-cell office:value-type="float" office:value="0.0310408">
            <text:p>0.0310408</text:p>
          </table:table-cell>
          <table:table-cell office:value-type="float" office:value="0.118168">
            <text:p>0.118168</text:p>
          </table:table-cell>
          <table:table-cell office:value-type="string">
            <text:p><text:s/></text:p>
          </table:table-cell>
          <table:table-cell/>
          <table:table-cell office:value-type="float" office:value="0.117648">
            <text:p>0.117648</text:p>
          </table:table-cell>
        </table:table-row>
        <table:table-row table:style-name="ro1">
          <table:table-cell office:value-type="float" office:value="0.151">
            <text:p>0.151</text:p>
          </table:table-cell>
          <table:table-cell office:value-type="float" office:value="0.00000261395">
            <text:p>0.000002614</text:p>
          </table:table-cell>
          <table:table-cell office:value-type="float" office:value="0.0000016141">
            <text:p>1.6141E-006</text:p>
          </table:table-cell>
          <table:table-cell office:value-type="float" office:value="0">
            <text:p>0</text:p>
          </table:table-cell>
          <table:table-cell office:value-type="float" office:value="0.000069334">
            <text:p>0.000069334</text:p>
          </table:table-cell>
          <table:table-cell office:value-type="float" office:value="0.00015956">
            <text:p>0.00015956</text:p>
          </table:table-cell>
          <table:table-cell office:value-type="float" office:value="0.000375341">
            <text:p>0.000375341</text:p>
          </table:table-cell>
          <table:table-cell office:value-type="float" office:value="0.00111694">
            <text:p>0.00111694</text:p>
          </table:table-cell>
          <table:table-cell office:value-type="float" office:value="0.00408297">
            <text:p>0.00408297</text:p>
          </table:table-cell>
          <table:table-cell office:value-type="float" office:value="0.0116041">
            <text:p>0.0116041</text:p>
          </table:table-cell>
          <table:table-cell office:value-type="float" office:value="0.0411213">
            <text:p>0.0411213</text:p>
          </table:table-cell>
          <table:table-cell office:value-type="float" office:value="0.15189">
            <text:p>0.15189</text:p>
          </table:table-cell>
          <table:table-cell office:value-type="string">
            <text:p><text:s/></text:p>
          </table:table-cell>
          <table:table-cell/>
          <table:table-cell office:value-type="float" office:value="0.156732">
            <text:p>0.156732</text:p>
          </table:table-cell>
        </table:table-row>
        <table:table-row table:style-name="ro1">
          <table:table-cell office:value-type="float" office:value="0.201">
            <text:p>0.201</text:p>
          </table:table-cell>
          <table:table-cell office:value-type="float" office:value="0.0000081631">
            <text:p>8.1631E-006</text:p>
          </table:table-cell>
          <table:table-cell office:value-type="float" office:value="0.00000792065">
            <text:p>7.92065E-006</text:p>
          </table:table-cell>
          <table:table-cell office:value-type="float" office:value="0.0000189825">
            <text:p>1.89825E-005</text:p>
          </table:table-cell>
          <table:table-cell office:value-type="float" office:value="0.0000461956">
            <text:p>4.61956E-005</text:p>
          </table:table-cell>
          <table:table-cell office:value-type="float" office:value="0.000107238">
            <text:p>0.000107238</text:p>
          </table:table-cell>
          <table:table-cell office:value-type="float" office:value="0.000298033">
            <text:p>0.000298033</text:p>
          </table:table-cell>
          <table:table-cell office:value-type="float" office:value="0.000921888">
            <text:p>0.000921888</text:p>
          </table:table-cell>
          <table:table-cell office:value-type="float" office:value="0.00411161">
            <text:p>0.00411161</text:p>
          </table:table-cell>
          <table:table-cell office:value-type="float" office:value="0.0149242">
            <text:p>0.0149242</text:p>
          </table:table-cell>
          <table:table-cell office:value-type="float" office:value="0.0503691">
            <text:p>0.0503691</text:p>
          </table:table-cell>
          <table:table-cell office:value-type="float" office:value="0.200993">
            <text:p>0.200993</text:p>
          </table:table-cell>
          <table:table-cell office:value-type="string">
            <text:p><text:s/></text:p>
          </table:table-cell>
          <table:table-cell/>
          <table:table-cell office:value-type="float" office:value="0.202356">
            <text:p>0.202356</text:p>
          </table:table-cell>
        </table:table-row>
        <table:table-row table:style-name="ro1">
          <table:table-cell office:value-type="float" office:value="0.251">
            <text:p>0.251</text:p>
          </table:table-cell>
          <table:table-cell office:value-type="float" office:value="0.00000238285">
            <text:p>2.38285E-006</text:p>
          </table:table-cell>
          <table:table-cell office:value-type="float" office:value="0.0000112614">
            <text:p>1.12614E-005</text:p>
          </table:table-cell>
          <table:table-cell office:value-type="float" office:value="0.0000241313">
            <text:p>2.41313E-005</text:p>
          </table:table-cell>
          <table:table-cell office:value-type="float" office:value="0.0000491223">
            <text:p>4.91223E-005</text:p>
          </table:table-cell>
          <table:table-cell office:value-type="float" office:value="0.000120415">
            <text:p>0.000120415</text:p>
          </table:table-cell>
          <table:table-cell office:value-type="float" office:value="0.000432103">
            <text:p>0.000432103</text:p>
          </table:table-cell>
          <table:table-cell office:value-type="float" office:value="0.00120436">
            <text:p>0.00120436</text:p>
          </table:table-cell>
          <table:table-cell office:value-type="float" office:value="0.00481084">
            <text:p>0.00481084</text:p>
          </table:table-cell>
          <table:table-cell office:value-type="float" office:value="0.0173209">
            <text:p>0.0173209</text:p>
          </table:table-cell>
          <table:table-cell office:value-type="float" office:value="0.0616965">
            <text:p>0.0616965</text:p>
          </table:table-cell>
          <table:table-cell office:value-type="float" office:value="0.238603">
            <text:p>0.238603</text:p>
          </table:table-cell>
          <table:table-cell office:value-type="string">
            <text:p><text:s/></text:p>
          </table:table-cell>
          <table:table-cell/>
          <table:table-cell office:value-type="float" office:value="0.242572">
            <text:p>0.242572</text:p>
          </table:table-cell>
        </table:table-row>
        <table:table-row table:style-name="ro1">
          <table:table-cell office:value-type="float" office:value="0.301">
            <text:p>0.301</text:p>
          </table:table-cell>
          <table:table-cell office:value-type="float" office:value="0.0000013419">
            <text:p>1.3419E-006</text:p>
          </table:table-cell>
          <table:table-cell office:value-type="float" office:value="0">
            <text:p>0</text:p>
          </table:table-cell>
          <table:table-cell office:value-type="float" office:value="0.0000179753">
            <text:p>1.79753E-005</text:p>
          </table:table-cell>
          <table:table-cell office:value-type="float" office:value="0.0000472437">
            <text:p>4.72437E-005</text:p>
          </table:table-cell>
          <table:table-cell office:value-type="float" office:value="0.000124183">
            <text:p>0.000124183</text:p>
          </table:table-cell>
          <table:table-cell office:value-type="float" office:value="0.000330507">
            <text:p>0.000330507</text:p>
          </table:table-cell>
          <table:table-cell office:value-type="float" office:value="0.00124379">
            <text:p>0.00124379</text:p>
          </table:table-cell>
          <table:table-cell office:value-type="float" office:value="0.00532207">
            <text:p>0.00532207</text:p>
          </table:table-cell>
          <table:table-cell office:value-type="float" office:value="0.0181506">
            <text:p>0.0181506</text:p>
          </table:table-cell>
          <table:table-cell office:value-type="float" office:value="0.0701407">
            <text:p>0.0701407</text:p>
          </table:table-cell>
          <table:table-cell office:value-type="float" office:value="0.279209">
            <text:p>0.279209</text:p>
          </table:table-cell>
          <table:table-cell office:value-type="string">
            <text:p><text:s/></text:p>
          </table:table-cell>
          <table:table-cell/>
          <table:table-cell office:value-type="float" office:value="0.283202">
            <text:p>0.283202</text:p>
          </table:table-cell>
        </table:table-row>
        <table:table-row table:style-name="ro1">
          <table:table-cell office:value-type="float" office:value="0.351">
            <text:p>0.351</text:p>
          </table:table-cell>
          <table:table-cell office:value-type="float" office:value="0.0000012281">
            <text:p>1.2281E-006</text:p>
          </table:table-cell>
          <table:table-cell office:value-type="float" office:value="0.00000505285">
            <text:p>5.05285E-006</text:p>
          </table:table-cell>
          <table:table-cell office:value-type="float" office:value="0.0000218181">
            <text:p>2.18181E-005</text:p>
          </table:table-cell>
          <table:table-cell office:value-type="float" office:value="0.0000500396">
            <text:p>5.00396E-005</text:p>
          </table:table-cell>
          <table:table-cell office:value-type="float" office:value="0.000127571">
            <text:p>0.000127571</text:p>
          </table:table-cell>
          <table:table-cell office:value-type="float" office:value="0.00033684">
            <text:p>0.00033684</text:p>
          </table:table-cell>
          <table:table-cell office:value-type="float" office:value="0.00157846">
            <text:p>0.00157846</text:p>
          </table:table-cell>
          <table:table-cell office:value-type="float" office:value="0.00566609">
            <text:p>0.00566609</text:p>
          </table:table-cell>
          <table:table-cell office:value-type="float" office:value="0.0208978">
            <text:p>0.0208978</text:p>
          </table:table-cell>
          <table:table-cell office:value-type="float" office:value="0.0802332">
            <text:p>0.0802332</text:p>
          </table:table-cell>
          <table:table-cell office:value-type="float" office:value="0.322066">
            <text:p>0.322066</text:p>
          </table:table-cell>
          <table:table-cell office:value-type="string">
            <text:p><text:s/></text:p>
          </table:table-cell>
          <table:table-cell/>
          <table:table-cell office:value-type="float" office:value="0.324777">
            <text:p>0.324777</text:p>
          </table:table-cell>
        </table:table-row>
        <table:table-row table:style-name="ro1">
          <table:table-cell office:value-type="float" office:value="0.401">
            <text:p>0.401</text:p>
          </table:table-cell>
          <table:table-cell office:value-type="float" office:value="0.0000036934">
            <text:p>3.6934E-006</text:p>
          </table:table-cell>
          <table:table-cell office:value-type="float" office:value="0.0000095418">
            <text:p>9.5418E-006</text:p>
          </table:table-cell>
          <table:table-cell office:value-type="float" office:value="0.0000209735">
            <text:p>2.09735E-005</text:p>
          </table:table-cell>
          <table:table-cell office:value-type="float" office:value="0.0000475821">
            <text:p>4.75821E-005</text:p>
          </table:table-cell>
          <table:table-cell office:value-type="float" office:value="0.000124888">
            <text:p>0.000124888</text:p>
          </table:table-cell>
          <table:table-cell office:value-type="float" office:value="0.000424523">
            <text:p>0.000424523</text:p>
          </table:table-cell>
          <table:table-cell office:value-type="float" office:value="0.0015673">
            <text:p>0.0015673</text:p>
          </table:table-cell>
          <table:table-cell office:value-type="float" office:value="0.00662345">
            <text:p>0.00662345</text:p>
          </table:table-cell>
          <table:table-cell office:value-type="float" office:value="0.0248468">
            <text:p>0.0248468</text:p>
          </table:table-cell>
          <table:table-cell office:value-type="float" office:value="0.0927251">
            <text:p>0.0927251</text:p>
          </table:table-cell>
          <table:table-cell office:value-type="float" office:value="0.364828">
            <text:p>0.364828</text:p>
          </table:table-cell>
          <table:table-cell office:value-type="string">
            <text:p><text:s/></text:p>
          </table:table-cell>
          <table:table-cell/>
          <table:table-cell office:value-type="float" office:value="0.369821">
            <text:p>0.369821</text:p>
          </table:table-cell>
        </table:table-row>
        <table:table-row table:style-name="ro1">
          <table:table-cell office:value-type="float" office:value="0.451">
            <text:p>0.451</text:p>
          </table:table-cell>
          <table:table-cell office:value-type="float" office:value="0.00000226355">
            <text:p>2.26355E-006</text:p>
          </table:table-cell>
          <table:table-cell office:value-type="float" office:value="0.0000102499">
            <text:p>1.02499E-005</text:p>
          </table:table-cell>
          <table:table-cell office:value-type="float" office:value="0.0000211324">
            <text:p>2.11324E-005</text:p>
          </table:table-cell>
          <table:table-cell office:value-type="float" office:value="0.0000497325">
            <text:p>4.97325E-005</text:p>
          </table:table-cell>
          <table:table-cell office:value-type="float" office:value="0.000140218">
            <text:p>0.000140218</text:p>
          </table:table-cell>
          <table:table-cell office:value-type="float" office:value="0.00043927">
            <text:p>0.00043927</text:p>
          </table:table-cell>
          <table:table-cell office:value-type="float" office:value="0.00185764">
            <text:p>0.00185764</text:p>
          </table:table-cell>
          <table:table-cell office:value-type="float" office:value="0.00667748">
            <text:p>0.00667748</text:p>
          </table:table-cell>
          <table:table-cell office:value-type="float" office:value="0.0262067">
            <text:p>0.0262067</text:p>
          </table:table-cell>
          <table:table-cell office:value-type="float" office:value="0.103614">
            <text:p>0.103614</text:p>
          </table:table-cell>
          <table:table-cell office:value-type="float" office:value="0.422976">
            <text:p>0.422976</text:p>
          </table:table-cell>
          <table:table-cell office:value-type="string">
            <text:p><text:s/></text:p>
          </table:table-cell>
          <table:table-cell/>
          <table:table-cell office:value-type="float" office:value="0.428402">
            <text:p>0.428402</text:p>
          </table:table-cell>
        </table:table-row>
        <table:table-row table:style-name="ro1">
          <table:table-cell office:value-type="float" office:value="0.501">
            <text:p>0.501</text:p>
          </table:table-cell>
          <table:table-cell office:value-type="float" office:value="0.0000049366">
            <text:p>4.9366E-006</text:p>
          </table:table-cell>
          <table:table-cell office:value-type="float" office:value="0.000012395">
            <text:p>0.000012395</text:p>
          </table:table-cell>
          <table:table-cell office:value-type="float" office:value="0.0000311563">
            <text:p>3.11563E-005</text:p>
          </table:table-cell>
          <table:table-cell office:value-type="float" office:value="0.0000507693">
            <text:p>5.07693E-005</text:p>
          </table:table-cell>
          <table:table-cell office:value-type="float" office:value="0.000194564">
            <text:p>0.000194564</text:p>
          </table:table-cell>
          <table:table-cell office:value-type="float" office:value="0.000449683">
            <text:p>0.000449683</text:p>
          </table:table-cell>
          <table:table-cell office:value-type="float" office:value="0.00191154">
            <text:p>0.00191154</text:p>
          </table:table-cell>
          <table:table-cell office:value-type="float" office:value="0.00790441">
            <text:p>0.00790441</text:p>
          </table:table-cell>
          <table:table-cell office:value-type="float" office:value="0.0289936">
            <text:p>0.0289936</text:p>
          </table:table-cell>
          <table:table-cell office:value-type="float" office:value="0.114366">
            <text:p>0.114366</text:p>
          </table:table-cell>
          <table:table-cell office:value-type="float" office:value="0.466355">
            <text:p>0.466355</text:p>
          </table:table-cell>
          <table:table-cell office:value-type="string">
            <text:p><text:s/></text:p>
          </table:table-cell>
          <table:table-cell/>
          <table:table-cell office:value-type="float" office:value="0.47084">
            <text:p>0.47084</text:p>
          </table:table-cell>
        </table:table-row>
        <table:table-row table:style-name="ro1">
          <table:table-cell office:value-type="float" office:value="0.551">
            <text:p>0.551</text:p>
          </table:table-cell>
          <table:table-cell office:value-type="float" office:value="0.00000324935">
            <text:p>3.24935E-006</text:p>
          </table:table-cell>
          <table:table-cell office:value-type="float" office:value="0.0000091459">
            <text:p>9.1459E-006</text:p>
          </table:table-cell>
          <table:table-cell office:value-type="float" office:value="0.0000245616">
            <text:p>2.45616E-005</text:p>
          </table:table-cell>
          <table:table-cell office:value-type="float" office:value="0.0000476629">
            <text:p>4.76629E-005</text:p>
          </table:table-cell>
          <table:table-cell office:value-type="float" office:value="0.000159936">
            <text:p>0.000159936</text:p>
          </table:table-cell>
          <table:table-cell office:value-type="float" office:value="0.000549824">
            <text:p>0.000549824</text:p>
          </table:table-cell>
          <table:table-cell office:value-type="float" office:value="0.0022579">
            <text:p>0.0022579</text:p>
          </table:table-cell>
          <table:table-cell office:value-type="float" office:value="0.00784696">
            <text:p>0.00784696</text:p>
          </table:table-cell>
          <table:table-cell office:value-type="float" office:value="0.0322896">
            <text:p>0.0322896</text:p>
          </table:table-cell>
          <table:table-cell office:value-type="float" office:value="0.128344">
            <text:p>0.128344</text:p>
          </table:table-cell>
          <table:table-cell office:value-type="float" office:value="0.494441">
            <text:p>0.494441</text:p>
          </table:table-cell>
          <table:table-cell office:value-type="string">
            <text:p><text:s/></text:p>
          </table:table-cell>
          <table:table-cell/>
          <table:table-cell office:value-type="float" office:value="0.506987">
            <text:p>0.506987</text:p>
          </table:table-cell>
        </table:table-row>
        <table:table-row table:style-name="ro1">
          <table:table-cell office:value-type="float" office:value="0.601">
            <text:p>0.601</text:p>
          </table:table-cell>
          <table:table-cell office:value-type="float" office:value="0.00000725885">
            <text:p>7.25885E-006</text:p>
          </table:table-cell>
          <table:table-cell office:value-type="float" office:value="0.00000946395">
            <text:p>0.000009464</text:p>
          </table:table-cell>
          <table:table-cell office:value-type="float" office:value="0.0000256614">
            <text:p>2.56614E-005</text:p>
          </table:table-cell>
          <table:table-cell office:value-type="float" office:value="0.0000550064">
            <text:p>5.50064E-005</text:p>
          </table:table-cell>
          <table:table-cell office:value-type="float" office:value="0.00016497">
            <text:p>0.00016497</text:p>
          </table:table-cell>
          <table:table-cell office:value-type="float" office:value="0.000470205">
            <text:p>0.000470205</text:p>
          </table:table-cell>
          <table:table-cell office:value-type="float" office:value="0.00245751">
            <text:p>0.00245751</text:p>
          </table:table-cell>
          <table:table-cell office:value-type="float" office:value="0.00912361">
            <text:p>0.00912361</text:p>
          </table:table-cell>
          <table:table-cell office:value-type="float" office:value="0.0339941">
            <text:p>0.0339941</text:p>
          </table:table-cell>
          <table:table-cell office:value-type="float" office:value="0.137992">
            <text:p>0.137992</text:p>
          </table:table-cell>
          <table:table-cell office:value-type="float" office:value="0.543765">
            <text:p>0.543765</text:p>
          </table:table-cell>
          <table:table-cell office:value-type="string">
            <text:p><text:s/></text:p>
          </table:table-cell>
          <table:table-cell/>
          <table:table-cell office:value-type="float" office:value="0.55753">
            <text:p>0.55753</text:p>
          </table:table-cell>
        </table:table-row>
        <table:table-row table:style-name="ro1">
          <table:table-cell office:value-type="float" office:value="0.651">
            <text:p>0.651</text:p>
          </table:table-cell>
          <table:table-cell office:value-type="float" office:value="0.00000369515">
            <text:p>3.69515E-006</text:p>
          </table:table-cell>
          <table:table-cell office:value-type="float" office:value="0.0000104136">
            <text:p>1.04136E-005</text:p>
          </table:table-cell>
          <table:table-cell office:value-type="float" office:value="0.0000230476">
            <text:p>2.30476E-005</text:p>
          </table:table-cell>
          <table:table-cell office:value-type="float" office:value="0.0000740134">
            <text:p>7.40134E-005</text:p>
          </table:table-cell>
          <table:table-cell office:value-type="float" office:value="0.000164302">
            <text:p>0.000164302</text:p>
          </table:table-cell>
          <table:table-cell office:value-type="float" office:value="0.000601573">
            <text:p>0.000601573</text:p>
          </table:table-cell>
          <table:table-cell office:value-type="float" office:value="0.00244131">
            <text:p>0.00244131</text:p>
          </table:table-cell>
          <table:table-cell office:value-type="float" office:value="0.0085915">
            <text:p>0.0085915</text:p>
          </table:table-cell>
          <table:table-cell office:value-type="float" office:value="0.037567">
            <text:p>0.037567</text:p>
          </table:table-cell>
          <table:table-cell office:value-type="float" office:value="0.148096">
            <text:p>0.148096</text:p>
          </table:table-cell>
          <table:table-cell office:value-type="float" office:value="0.575372">
            <text:p>0.575372</text:p>
          </table:table-cell>
          <table:table-cell office:value-type="string">
            <text:p><text:s/></text:p>
          </table:table-cell>
          <table:table-cell/>
          <table:table-cell office:value-type="float" office:value="0.590385">
            <text:p>0.590385</text:p>
          </table:table-cell>
        </table:table-row>
        <table:table-row table:style-name="ro1">
          <table:table-cell office:value-type="float" office:value="0.701">
            <text:p>0.701</text:p>
          </table:table-cell>
          <table:table-cell office:value-type="float" office:value="0.0000011989">
            <text:p>1.1989E-006</text:p>
          </table:table-cell>
          <table:table-cell office:value-type="float" office:value="0.00000449955">
            <text:p>4.49955E-006</text:p>
          </table:table-cell>
          <table:table-cell office:value-type="float" office:value="0.0000158379">
            <text:p>1.58379E-005</text:p>
          </table:table-cell>
          <table:table-cell office:value-type="float" office:value="0.0000933196">
            <text:p>9.33196E-005</text:p>
          </table:table-cell>
          <table:table-cell office:value-type="float" office:value="0.000168933">
            <text:p>0.000168933</text:p>
          </table:table-cell>
          <table:table-cell office:value-type="float" office:value="0.000525384">
            <text:p>0.000525384</text:p>
          </table:table-cell>
          <table:table-cell office:value-type="float" office:value="0.00246161">
            <text:p>0.00246161</text:p>
          </table:table-cell>
          <table:table-cell office:value-type="float" office:value="0.00948441">
            <text:p>0.00948441</text:p>
          </table:table-cell>
          <table:table-cell office:value-type="float" office:value="0.0386928">
            <text:p>0.0386928</text:p>
          </table:table-cell>
          <table:table-cell office:value-type="float" office:value="0.157008">
            <text:p>0.157008</text:p>
          </table:table-cell>
          <table:table-cell office:value-type="float" office:value="0.635881">
            <text:p>0.635881</text:p>
          </table:table-cell>
          <table:table-cell office:value-type="string">
            <text:p><text:s/></text:p>
          </table:table-cell>
          <table:table-cell/>
          <table:table-cell office:value-type="float" office:value="0.642469">
            <text:p>0.642469</text:p>
          </table:table-cell>
        </table:table-row>
        <table:table-row table:style-name="ro1">
          <table:table-cell office:value-type="float" office:value="0.751">
            <text:p>0.751</text:p>
          </table:table-cell>
          <table:table-cell office:value-type="float" office:value="0.00000430045">
            <text:p>4.30045E-006</text:p>
          </table:table-cell>
          <table:table-cell office:value-type="float" office:value="0.0000099423">
            <text:p>9.9423E-006</text:p>
          </table:table-cell>
          <table:table-cell office:value-type="float" office:value="0.000023611">
            <text:p>0.000023611</text:p>
          </table:table-cell>
          <table:table-cell office:value-type="float" office:value="0.0000615958">
            <text:p>6.15958E-005</text:p>
          </table:table-cell>
          <table:table-cell office:value-type="float" office:value="0.000157483">
            <text:p>0.000157483</text:p>
          </table:table-cell>
          <table:table-cell office:value-type="float" office:value="0.000697287">
            <text:p>0.000697287</text:p>
          </table:table-cell>
          <table:table-cell office:value-type="float" office:value="0.00252021">
            <text:p>0.00252021</text:p>
          </table:table-cell>
          <table:table-cell office:value-type="float" office:value="0.0103559">
            <text:p>0.0103559</text:p>
          </table:table-cell>
          <table:table-cell office:value-type="float" office:value="0.040691">
            <text:p>0.040691</text:p>
          </table:table-cell>
          <table:table-cell office:value-type="float" office:value="0.165279">
            <text:p>0.165279</text:p>
          </table:table-cell>
          <table:table-cell office:value-type="float" office:value="0.678101">
            <text:p>0.678101</text:p>
          </table:table-cell>
          <table:table-cell office:value-type="string">
            <text:p><text:s/></text:p>
          </table:table-cell>
          <table:table-cell/>
          <table:table-cell office:value-type="float" office:value="0.684549">
            <text:p>0.684549</text:p>
          </table:table-cell>
        </table:table-row>
        <table:table-row table:style-name="ro1">
          <table:table-cell office:value-type="float" office:value="0.801">
            <text:p>0.801</text:p>
          </table:table-cell>
          <table:table-cell office:value-type="float" office:value="0.0000040059">
            <text:p>4.0059E-006</text:p>
          </table:table-cell>
          <table:table-cell office:value-type="float" office:value="0.0000106012">
            <text:p>1.06012E-005</text:p>
          </table:table-cell>
          <table:table-cell office:value-type="float" office:value="0.0000239952">
            <text:p>2.39952E-005</text:p>
          </table:table-cell>
          <table:table-cell office:value-type="float" office:value="0.0000617765">
            <text:p>6.17765E-005</text:p>
          </table:table-cell>
          <table:table-cell office:value-type="float" office:value="0.000205425">
            <text:p>0.000205425</text:p>
          </table:table-cell>
          <table:table-cell office:value-type="float" office:value="0.000693578">
            <text:p>0.000693578</text:p>
          </table:table-cell>
          <table:table-cell office:value-type="float" office:value="0.00289013">
            <text:p>0.00289013</text:p>
          </table:table-cell>
          <table:table-cell office:value-type="float" office:value="0.0108014">
            <text:p>0.0108014</text:p>
          </table:table-cell>
          <table:table-cell office:value-type="float" office:value="0.0441627">
            <text:p>0.0441627</text:p>
          </table:table-cell>
          <table:table-cell office:value-type="float" office:value="0.181809">
            <text:p>0.181809</text:p>
          </table:table-cell>
          <table:table-cell office:value-type="float" office:value="0.720396">
            <text:p>0.720396</text:p>
          </table:table-cell>
          <table:table-cell office:value-type="string">
            <text:p><text:s/></text:p>
          </table:table-cell>
          <table:table-cell/>
          <table:table-cell office:value-type="float" office:value="0.738757">
            <text:p>0.738757</text:p>
          </table:table-cell>
        </table:table-row>
        <table:table-row table:style-name="ro1">
          <table:table-cell office:value-type="float" office:value="0.851">
            <text:p>0.851</text:p>
          </table:table-cell>
          <table:table-cell office:value-type="float" office:value="0.00000061485">
            <text:p>6.1485E-007</text:p>
          </table:table-cell>
          <table:table-cell office:value-type="float" office:value="0.0000055261">
            <text:p>5.5261E-006</text:p>
          </table:table-cell>
          <table:table-cell office:value-type="float" office:value="0.0000244361">
            <text:p>2.44361E-005</text:p>
          </table:table-cell>
          <table:table-cell office:value-type="float" office:value="0.0000781879">
            <text:p>7.81879E-005</text:p>
          </table:table-cell>
          <table:table-cell office:value-type="float" office:value="0.000180657">
            <text:p>0.000180657</text:p>
          </table:table-cell>
          <table:table-cell office:value-type="float" office:value="0.000607695">
            <text:p>0.000607695</text:p>
          </table:table-cell>
          <table:table-cell office:value-type="float" office:value="0.00316314">
            <text:p>0.00316314</text:p>
          </table:table-cell>
          <table:table-cell office:value-type="float" office:value="0.0113616">
            <text:p>0.0113616</text:p>
          </table:table-cell>
          <table:table-cell office:value-type="float" office:value="0.0457829">
            <text:p>0.0457829</text:p>
          </table:table-cell>
          <table:table-cell office:value-type="float" office:value="0.19174">
            <text:p>0.19174</text:p>
          </table:table-cell>
          <table:table-cell office:value-type="float" office:value="0.756758">
            <text:p>0.756758</text:p>
          </table:table-cell>
          <table:table-cell office:value-type="string">
            <text:p><text:s/></text:p>
          </table:table-cell>
          <table:table-cell/>
          <table:table-cell office:value-type="float" office:value="0.763537">
            <text:p>0.763537</text:p>
          </table:table-cell>
        </table:table-row>
        <table:table-row table:style-name="ro1">
          <table:table-cell office:value-type="float" office:value="0.901">
            <text:p>0.901</text:p>
          </table:table-cell>
          <table:table-cell office:value-type="float" office:value="0.0000111866">
            <text:p>1.11866E-005</text:p>
          </table:table-cell>
          <table:table-cell office:value-type="float" office:value="0.0000176622">
            <text:p>1.76622E-005</text:p>
          </table:table-cell>
          <table:table-cell office:value-type="float" office:value="0.0000290068">
            <text:p>2.90068E-005</text:p>
          </table:table-cell>
          <table:table-cell office:value-type="float" office:value="0.000067198">
            <text:p>0.000067198</text:p>
          </table:table-cell>
          <table:table-cell office:value-type="float" office:value="0.000203408">
            <text:p>0.000203408</text:p>
          </table:table-cell>
          <table:table-cell office:value-type="float" office:value="0.000697139">
            <text:p>0.000697139</text:p>
          </table:table-cell>
          <table:table-cell office:value-type="float" office:value="0.00314972">
            <text:p>0.00314972</text:p>
          </table:table-cell>
          <table:table-cell office:value-type="float" office:value="0.0135338">
            <text:p>0.0135338</text:p>
          </table:table-cell>
          <table:table-cell office:value-type="float" office:value="0.0465145">
            <text:p>0.0465145</text:p>
          </table:table-cell>
          <table:table-cell office:value-type="float" office:value="0.194627">
            <text:p>0.194627</text:p>
          </table:table-cell>
          <table:table-cell office:value-type="float" office:value="0.775943">
            <text:p>0.775943</text:p>
          </table:table-cell>
          <table:table-cell office:value-type="string">
            <text:p><text:s/></text:p>
          </table:table-cell>
          <table:table-cell/>
          <table:table-cell office:value-type="float" office:value="0.783834">
            <text:p>0.783834</text:p>
          </table:table-cell>
        </table:table-row>
        <table:table-row table:style-name="ro1">
          <table:table-cell office:value-type="float" office:value="0.951">
            <text:p>0.951</text:p>
          </table:table-cell>
          <table:table-cell office:value-type="float" office:value="0.00000254305">
            <text:p>2.54305E-006</text:p>
          </table:table-cell>
          <table:table-cell office:value-type="float" office:value="0.0000091496">
            <text:p>9.1496E-006</text:p>
          </table:table-cell>
          <table:table-cell office:value-type="float" office:value="0.0000270097">
            <text:p>2.70097E-005</text:p>
          </table:table-cell>
          <table:table-cell office:value-type="float" office:value="0.000126799">
            <text:p>0.000126799</text:p>
          </table:table-cell>
          <table:table-cell office:value-type="float" office:value="0.000223787">
            <text:p>0.000223787</text:p>
          </table:table-cell>
          <table:table-cell office:value-type="float" office:value="0.000682344">
            <text:p>0.000682344</text:p>
          </table:table-cell>
          <table:table-cell office:value-type="float" office:value="0.00340885">
            <text:p>0.00340885</text:p>
          </table:table-cell>
          <table:table-cell office:value-type="float" office:value="0.0122853">
            <text:p>0.0122853</text:p>
          </table:table-cell>
          <table:table-cell office:value-type="float" office:value="0.0485603">
            <text:p>0.0485603</text:p>
          </table:table-cell>
          <table:table-cell office:value-type="float" office:value="0.206199">
            <text:p>0.206199</text:p>
          </table:table-cell>
          <table:table-cell office:value-type="float" office:value="0.834985">
            <text:p>0.834985</text:p>
          </table:table-cell>
          <table:table-cell office:value-type="string">
            <text:p><text:s/></text:p>
          </table:table-cell>
          <table:table-cell/>
          <table:table-cell office:value-type="float" office:value="0.843498">
            <text:p>0.843498</text:p>
          </table:table-cell>
        </table:table-row>
        <table:table-row table:style-name="ro1">
          <table:table-cell office:value-type="float" office:value="1.001">
            <text:p>1.001</text:p>
          </table:table-cell>
          <table:table-cell office:value-type="float" office:value="0.00000863875">
            <text:p>8.63875E-006</text:p>
          </table:table-cell>
          <table:table-cell office:value-type="float" office:value="0.00000998595">
            <text:p>0.000009986</text:p>
          </table:table-cell>
          <table:table-cell office:value-type="float" office:value="0.000025933">
            <text:p>0.000025933</text:p>
          </table:table-cell>
          <table:table-cell office:value-type="float" office:value="0.0000893874">
            <text:p>8.93874E-005</text:p>
          </table:table-cell>
          <table:table-cell office:value-type="float" office:value="0.000212911">
            <text:p>0.000212911</text:p>
          </table:table-cell>
          <table:table-cell office:value-type="float" office:value="0.000763381">
            <text:p>0.000763381</text:p>
          </table:table-cell>
          <table:table-cell office:value-type="float" office:value="0.0035101">
            <text:p>0.0035101</text:p>
          </table:table-cell>
          <table:table-cell office:value-type="float" office:value="0.0127757">
            <text:p>0.0127757</text:p>
          </table:table-cell>
          <table:table-cell office:value-type="float" office:value="0.0513325">
            <text:p>0.0513325</text:p>
          </table:table-cell>
          <table:table-cell office:value-type="float" office:value="0.213874">
            <text:p>0.213874</text:p>
          </table:table-cell>
          <table:table-cell office:value-type="float" office:value="0.897678">
            <text:p>0.897678</text:p>
          </table:table-cell>
          <table:table-cell office:value-type="string">
            <text:p><text:s/></text:p>
          </table:table-cell>
          <table:table-cell/>
          <table:table-cell office:value-type="float" office:value="0.917344">
            <text:p>0.917344</text:p>
          </table:table-cell>
        </table:table-row>
        <table:table-row table:style-name="ro1">
          <table:table-cell office:value-type="float" office:value="1.051">
            <text:p>1.051</text:p>
          </table:table-cell>
          <table:table-cell office:value-type="float" office:value="0.00000513855">
            <text:p>5.13855E-006</text:p>
          </table:table-cell>
          <table:table-cell office:value-type="float" office:value="0.0000094983">
            <text:p>9.4983E-006</text:p>
          </table:table-cell>
          <table:table-cell office:value-type="float" office:value="0.0000229821">
            <text:p>2.29821E-005</text:p>
          </table:table-cell>
          <table:table-cell office:value-type="float" office:value="0.0000659698">
            <text:p>6.59698E-005</text:p>
          </table:table-cell>
          <table:table-cell office:value-type="float" office:value="0.000210891">
            <text:p>0.000210891</text:p>
          </table:table-cell>
          <table:table-cell office:value-type="float" office:value="0.000810557">
            <text:p>0.000810557</text:p>
          </table:table-cell>
          <table:table-cell office:value-type="float" office:value="0.0034896">
            <text:p>0.0034896</text:p>
          </table:table-cell>
          <table:table-cell office:value-type="float" office:value="0.0129781">
            <text:p>0.0129781</text:p>
          </table:table-cell>
          <table:table-cell office:value-type="float" office:value="0.0530734">
            <text:p>0.0530734</text:p>
          </table:table-cell>
          <table:table-cell office:value-type="float" office:value="0.221019">
            <text:p>0.221019</text:p>
          </table:table-cell>
          <table:table-cell office:value-type="float" office:value="0.880256">
            <text:p>0.880256</text:p>
          </table:table-cell>
          <table:table-cell office:value-type="string">
            <text:p><text:s/></text:p>
          </table:table-cell>
          <table:table-cell/>
          <table:table-cell office:value-type="float" office:value="0.900068">
            <text:p>0.9000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5T18:00:30</dc:date>
    <dc:creator>mind </dc:creator>
    <meta:document-statistic meta:table-count="1" meta:cell-count="322" meta:object-count="1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cm" svg:y="3.956cm" style:legend-expansion="high" chart:style-name="ch2"/>
        <chart:plot-area chart:style-name="ch3" table:cell-range-address="Sheet1.A1:Sheet1.A23 Sheet1.L1:Sheet1.L23 Sheet1.O1:Sheet1.O23" chart:data-source-has-labels="both" svg:x="0.77cm" svg:y="0.855cm" svg:width="12.33cm" svg:height="7.545cm">
          <chartooo:coordinate-region svg:x="1.492cm" svg:y="1.052cm" svg:width="11.187cm" svg:height="6.311cm"/>
          <chart:axis chart:dimension="x" chart:name="primary-x" chart:style-name="ch4" chartooo:axis-type="auto">
            <chartooo:date-scale/>
            <chart:categories table:cell-range-address="Sheet1.A2:Sheet1.A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23" chart:label-cell-address="Sheet1.L1:Sheet1.L1" chart:class="chart:line">
            <chart:data-point chart:repeated="22"/>
          </chart:series>
          <chart:series chart:style-name="ch7" chart:values-cell-range-address="Sheet1.O2:Sheet1.O23" chart:label-cell-address="Sheet1.O1:Sheet1.O1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0</text:p>
                <draw:g>
                  <svg:desc>Sheet1.L1:Sheet1.L1</svg:desc>
                </draw:g>
              </table:table-cell>
              <table:table-cell office:value-type="string">
                <text:p>10240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float" office:value="0.001">
                <text:p>0</text:p>
                <draw:g>
                  <svg:desc>Sheet1.A2:Sheet1.A23</svg:desc>
                </draw:g>
              </table:table-cell>
              <table:table-cell office:value-type="float" office:value="0.0129226">
                <text:p>0.0129226</text:p>
                <draw:g>
                  <svg:desc>Sheet1.L2:Sheet1.L23</svg:desc>
                </draw:g>
              </table:table-cell>
              <table:table-cell office:value-type="float" office:value="0.0126203">
                <text:p>0.0126203</text:p>
                <draw:g>
                  <svg:desc>Sheet1.O2:Sheet1.O23</svg:desc>
                </draw:g>
              </table:table-cell>
            </table:table-row>
            <table:table-row>
              <table:table-cell office:value-type="float" office:value="0.051">
                <text:p>0</text:p>
              </table:table-cell>
              <table:table-cell office:value-type="float" office:value="0.0670569">
                <text:p>0.0670569</text:p>
              </table:table-cell>
              <table:table-cell office:value-type="float" office:value="0.0688624">
                <text:p>0.0688624</text:p>
              </table:table-cell>
            </table:table-row>
            <table:table-row>
              <table:table-cell office:value-type="float" office:value="0.101">
                <text:p>0</text:p>
              </table:table-cell>
              <table:table-cell office:value-type="float" office:value="0.118168">
                <text:p>0.118168</text:p>
              </table:table-cell>
              <table:table-cell office:value-type="float" office:value="0.117648">
                <text:p>0.117648</text:p>
              </table:table-cell>
            </table:table-row>
            <table:table-row>
              <table:table-cell office:value-type="float" office:value="0.151">
                <text:p>0</text:p>
              </table:table-cell>
              <table:table-cell office:value-type="float" office:value="0.15189">
                <text:p>0.15189</text:p>
              </table:table-cell>
              <table:table-cell office:value-type="float" office:value="0.156732">
                <text:p>0.156732</text:p>
              </table:table-cell>
            </table:table-row>
            <table:table-row>
              <table:table-cell office:value-type="float" office:value="0.201">
                <text:p>0</text:p>
              </table:table-cell>
              <table:table-cell office:value-type="float" office:value="0.200993">
                <text:p>0.200993</text:p>
              </table:table-cell>
              <table:table-cell office:value-type="float" office:value="0.202356">
                <text:p>0.202356</text:p>
              </table:table-cell>
            </table:table-row>
            <table:table-row>
              <table:table-cell office:value-type="float" office:value="0.251">
                <text:p>0</text:p>
              </table:table-cell>
              <table:table-cell office:value-type="float" office:value="0.238603">
                <text:p>0.238603</text:p>
              </table:table-cell>
              <table:table-cell office:value-type="float" office:value="0.242572">
                <text:p>0.242572</text:p>
              </table:table-cell>
            </table:table-row>
            <table:table-row>
              <table:table-cell office:value-type="float" office:value="0.301">
                <text:p>0</text:p>
              </table:table-cell>
              <table:table-cell office:value-type="float" office:value="0.279209">
                <text:p>0.279209</text:p>
              </table:table-cell>
              <table:table-cell office:value-type="float" office:value="0.283202">
                <text:p>0.283202</text:p>
              </table:table-cell>
            </table:table-row>
            <table:table-row>
              <table:table-cell office:value-type="float" office:value="0.351">
                <text:p>0</text:p>
              </table:table-cell>
              <table:table-cell office:value-type="float" office:value="0.322066">
                <text:p>0.322066</text:p>
              </table:table-cell>
              <table:table-cell office:value-type="float" office:value="0.324777">
                <text:p>0.324777</text:p>
              </table:table-cell>
            </table:table-row>
            <table:table-row>
              <table:table-cell office:value-type="float" office:value="0.401">
                <text:p>0</text:p>
              </table:table-cell>
              <table:table-cell office:value-type="float" office:value="0.364828">
                <text:p>0.364828</text:p>
              </table:table-cell>
              <table:table-cell office:value-type="float" office:value="0.369821">
                <text:p>0.369821</text:p>
              </table:table-cell>
            </table:table-row>
            <table:table-row>
              <table:table-cell office:value-type="float" office:value="0.451">
                <text:p>0</text:p>
              </table:table-cell>
              <table:table-cell office:value-type="float" office:value="0.422976">
                <text:p>0.422976</text:p>
              </table:table-cell>
              <table:table-cell office:value-type="float" office:value="0.428402">
                <text:p>0.428402</text:p>
              </table:table-cell>
            </table:table-row>
            <table:table-row>
              <table:table-cell office:value-type="float" office:value="0.501">
                <text:p>0</text:p>
              </table:table-cell>
              <table:table-cell office:value-type="float" office:value="0.466355">
                <text:p>0.466355</text:p>
              </table:table-cell>
              <table:table-cell office:value-type="float" office:value="0.47084">
                <text:p>0.47084</text:p>
              </table:table-cell>
            </table:table-row>
            <table:table-row>
              <table:table-cell office:value-type="float" office:value="0.551">
                <text:p>0</text:p>
              </table:table-cell>
              <table:table-cell office:value-type="float" office:value="0.494441">
                <text:p>0.494441</text:p>
              </table:table-cell>
              <table:table-cell office:value-type="float" office:value="0.506987">
                <text:p>0.506987</text:p>
              </table:table-cell>
            </table:table-row>
            <table:table-row>
              <table:table-cell office:value-type="float" office:value="0.601">
                <text:p>0</text:p>
              </table:table-cell>
              <table:table-cell office:value-type="float" office:value="0.543765">
                <text:p>0.543765</text:p>
              </table:table-cell>
              <table:table-cell office:value-type="float" office:value="0.55753">
                <text:p>0.55753</text:p>
              </table:table-cell>
            </table:table-row>
            <table:table-row>
              <table:table-cell office:value-type="float" office:value="0.651">
                <text:p>0</text:p>
              </table:table-cell>
              <table:table-cell office:value-type="float" office:value="0.575372">
                <text:p>0.575372</text:p>
              </table:table-cell>
              <table:table-cell office:value-type="float" office:value="0.590385">
                <text:p>0.590385</text:p>
              </table:table-cell>
            </table:table-row>
            <table:table-row>
              <table:table-cell office:value-type="float" office:value="0.701">
                <text:p>0</text:p>
              </table:table-cell>
              <table:table-cell office:value-type="float" office:value="0.635881">
                <text:p>0.635881</text:p>
              </table:table-cell>
              <table:table-cell office:value-type="float" office:value="0.642469">
                <text:p>0.642469</text:p>
              </table:table-cell>
            </table:table-row>
            <table:table-row>
              <table:table-cell office:value-type="float" office:value="0.751">
                <text:p>0</text:p>
              </table:table-cell>
              <table:table-cell office:value-type="float" office:value="0.678101">
                <text:p>0.678101</text:p>
              </table:table-cell>
              <table:table-cell office:value-type="float" office:value="0.684549">
                <text:p>0.684549</text:p>
              </table:table-cell>
            </table:table-row>
            <table:table-row>
              <table:table-cell office:value-type="float" office:value="0.801">
                <text:p>0</text:p>
              </table:table-cell>
              <table:table-cell office:value-type="float" office:value="0.720396">
                <text:p>0.720396</text:p>
              </table:table-cell>
              <table:table-cell office:value-type="float" office:value="0.738757">
                <text:p>0.738757</text:p>
              </table:table-cell>
            </table:table-row>
            <table:table-row>
              <table:table-cell office:value-type="float" office:value="0.851">
                <text:p>0</text:p>
              </table:table-cell>
              <table:table-cell office:value-type="float" office:value="0.756758">
                <text:p>0.756758</text:p>
              </table:table-cell>
              <table:table-cell office:value-type="float" office:value="0.763537">
                <text:p>0.763537</text:p>
              </table:table-cell>
            </table:table-row>
            <table:table-row>
              <table:table-cell office:value-type="float" office:value="0.901">
                <text:p>0</text:p>
              </table:table-cell>
              <table:table-cell office:value-type="float" office:value="0.775943">
                <text:p>0.775943</text:p>
              </table:table-cell>
              <table:table-cell office:value-type="float" office:value="0.783834">
                <text:p>0.783834</text:p>
              </table:table-cell>
            </table:table-row>
            <table:table-row>
              <table:table-cell office:value-type="float" office:value="0.951">
                <text:p>0</text:p>
              </table:table-cell>
              <table:table-cell office:value-type="float" office:value="0.834985">
                <text:p>0.834985</text:p>
              </table:table-cell>
              <table:table-cell office:value-type="float" office:value="0.843498">
                <text:p>0.843498</text:p>
              </table:table-cell>
            </table:table-row>
            <table:table-row>
              <table:table-cell office:value-type="float" office:value="1.001">
                <text:p/>
              </table:table-cell>
              <table:table-cell office:value-type="float" office:value="0.897678">
                <text:p>0.897678</text:p>
              </table:table-cell>
              <table:table-cell office:value-type="float" office:value="0.917344">
                <text:p>0.917344</text:p>
              </table:table-cell>
            </table:table-row>
            <table:table-row>
              <table:table-cell office:value-type="float" office:value="1.051">
                <text:p/>
              </table:table-cell>
              <table:table-cell office:value-type="float" office:value="0.880256">
                <text:p>0.880256</text:p>
              </table:table-cell>
              <table:table-cell office:value-type="float" office:value="0.900068">
                <text:p>0.9000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